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HgO30naNyY4zvX2Gm5Wa1WVZjIi2na03SSj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3.1$Linux_X86_64 LibreOffice_project/30$Build-1</meta:generator>
    <dc:date>2022-12-28T21:57:01.509757123</dc:date>
    <meta:editing-duration>PT3M33S</meta:editing-duration>
    <meta:editing-cycles>2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